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break-before="page"/>
    </style:style>
    <style:style style:name="P8" style:family="paragraph" style:parent-style-name="Tesis-Titulo">
      <style:paragraph-properties fo:text-align="center" style:justify-single-word="false"/>
      <style:text-properties fo:font-variant="normal" fo:text-transform="none" fo:font-size="18pt" fo:font-weight="bold" style:font-size-asian="18pt" style:font-weight-asian="bold" style:font-size-complex="18pt" style:font-weight-complex="bold"/>
    </style:style>
    <style:style style:name="P9" style:family="paragraph" style:parent-style-name="Tesis-Autor">
      <style:paragraph-properties fo:text-align="center" style:justify-single-word="false"/>
      <style:text-properties fo:font-variant="normal" fo:text-transform="none" fo:font-size="16pt" fo:font-weight="bold" style:font-size-asian="16pt" style:font-weight-asian="bold" style:font-size-complex="16pt" style:font-weight-complex="bold"/>
    </style:style>
    <style:style style:name="P10" style:family="paragraph" style:parent-style-name="Tesis-Normal">
      <style:paragraph-properties fo:margin-left="0cm" fo:margin-right="0cm" fo:text-indent="1.191cm" style:auto-text-indent="false"/>
    </style:style>
    <style:style style:name="P11" style:family="paragraph" style:parent-style-name="Tesis-Normal">
      <style:text-properties officeooo:paragraph-rsid="00156f02"/>
    </style:style>
    <style:style style:name="P12" style:family="paragraph" style:parent-style-name="Tesis-Normal">
      <style:text-properties officeooo:paragraph-rsid="00161792"/>
    </style:style>
    <style:style style:name="P13" style:family="paragraph" style:parent-style-name="Contents_20_1">
      <style:paragraph-properties>
        <style:tab-stops>
          <style:tab-stop style:position="14.501cm" style:type="right" style:leader-style="dotted" style:leader-text="."/>
        </style:tab-stops>
      </style:paragraph-properties>
    </style:style>
    <style:style style:name="P14" style:family="paragraph" style:parent-style-name="Contents_20_2">
      <style:paragraph-properties>
        <style:tab-stops>
          <style:tab-stop style:position="14.002cm" style:type="right" style:leader-style="dotted" style:leader-text="."/>
        </style:tab-stops>
      </style:paragraph-properties>
    </style:style>
    <style:style style:name="P15" style:family="paragraph" style:parent-style-name="Standard" style:master-page-name="First_20_Page">
      <style:paragraph-properties fo:text-align="center" style:justify-single-word="false" style:page-number="auto"/>
    </style:style>
    <style:style style:name="P16" style:family="paragraph" style:parent-style-name="Tesis-SeccionNumerada">
      <style:paragraph-properties fo:break-before="page"/>
    </style:style>
    <style:style style:name="P17" style:family="paragraph" style:parent-style-name="Tesis-Normal" style:master-page-name="Standard">
      <style:paragraph-properties style:page-number="1"/>
    </style:style>
    <style:style style:name="P18" style:family="paragraph" style:parent-style-name="Tesis-Normal">
      <style:text-properties officeooo:rsid="00156f02" officeooo:paragraph-rsid="00156f02"/>
    </style:style>
    <style:style style:name="P19" style:family="paragraph" style:parent-style-name="Tesis-Normal">
      <style:text-properties officeooo:rsid="00161792" officeooo:paragraph-rsid="00161792"/>
    </style:style>
    <style:style style:name="P20" style:family="paragraph" style:parent-style-name="Tesis-SubSeccionNumerada">
      <style:paragraph-properties fo:text-align="start" style:justify-single-word="false"/>
    </style:style>
    <style:style style:name="P21" style:family="paragraph" style:parent-style-name="Contents_20_Heading" style:master-page-name="Index">
      <style:paragraph-properties style:page-number="auto"/>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bold" officeooo:rsid="00156f02" style:font-weight-asian="bold" style:font-weight-complex="bold"/>
    </style:style>
    <style:style style:name="T4" style:family="text">
      <style:text-properties officeooo:rsid="000cd5bc"/>
    </style:style>
    <style:style style:name="T5" style:family="text">
      <style:text-properties officeooo:rsid="000d70db"/>
    </style:style>
    <style:style style:name="T6" style:family="text">
      <style:text-properties officeooo:rsid="00105f63"/>
    </style:style>
    <style:style style:name="T7" style:family="text">
      <style:text-properties officeooo:rsid="0012c29c"/>
    </style:style>
    <style:style style:name="T8" style:family="text">
      <style:text-properties officeooo:rsid="0013c878"/>
    </style:style>
    <style:style style:name="T9" style:family="text">
      <style:text-properties officeooo:rsid="00156f02"/>
    </style:style>
    <style:style style:name="T10" style:family="text">
      <style:text-properties officeooo:rsid="00161792"/>
    </style:style>
    <style:style style:name="T11" style:family="text">
      <style:text-properties officeooo:rsid="00174c0a"/>
    </style:style>
    <style:style style:name="T12" style:family="text">
      <style:text-properties officeooo:rsid="00187ed2"/>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6">Universidad Nacional de Misiones</text:p>
      <text:p text:style-name="P6"/>
      <text:p text:style-name="P6">Facultad de Ciencias Exactas <text:span text:style-name="T4">Químicas</text:span> y Naturales</text:p>
      <text:p text:style-name="P5"/>
      <text:p text:style-name="P5"/>
      <text:p text:style-name="P3">Tesis de grado de Licenciatura en Sistemas de Información</text:p>
      <text:p text:style-name="P5"/>
      <text:p text:style-name="P4"/>
      <text:p text:style-name="P4"/>
      <text:p text:style-name="P8">Modelo de capacitación para Usuarios en Business Intelligence , en el contexto de la provincia de Misiones.</text:p>
      <text:p text:style-name="Tesis-Subtitulo"/>
      <text:p text:style-name="Tesis-Subtitulo"/>
      <text:p text:style-name="P9">Autor: Fernando Rafael Guerrero</text:p>
      <text:p text:style-name="P9">Tutor: Mgter. Lic. Horacio Daniel Kuna</text:p>
      <text:p text:style-name="P9">Co-Tutor: Lic. Eduardo Zamudio</text:p>
      <text:p text:style-name="Standard"/>
      <text:p text:style-name="P7"/>
      <text:p text:style-name="P7">Agradecimiento</text:p>
      <text:p text:style-name="P7">Resumen:</text:p>
      <text:p text:style-name="Standard"/>
      <text:p text:style-name="Standard">Palabras Claves:</text:p>
      <text:p text:style-name="Standard"/>
      <text:p text:style-name="Standard">Abstract:</text:p>
      <text:p text:style-name="Standard"/>
      <text:p text:style-name="Standard">Keywords:</text:p>
      <text:p text:style-name="P7">Reconocimiento</text:p>
      <text:p text:style-name="P7"/>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1">Índice</text:p>
          </text:index-title>
          <text:p text:style-name="P13">Capitulo I - Introducción<text:tab/>1</text:p>
          <text:p text:style-name="P13">Capitulo II - Estado del Arte<text:tab/>1</text:p>
          <text:p text:style-name="P14">Business Intelligence (BI)<text:tab/>1</text:p>
          <text:p text:style-name="P14">Datawarehouse<text:tab/>2</text:p>
          <text:p text:style-name="P14">OLAP<text:tab/>3</text:p>
          <text:p text:style-name="P14">Tablero de control (TdeC)<text:tab/>4</text:p>
          <text:p text:style-name="P14">Modelos de Capacitación<text:tab/>4</text:p>
          <text:p text:style-name="P14">E-learning<text:tab/>5</text:p>
          <text:p text:style-name="P13">Capitulo III - Descripción del Problema<text:tab/>6</text:p>
          <text:p text:style-name="P13">Capitulo IV - Solución Propuesta<text:tab/>7</text:p>
          <text:p text:style-name="P13">Capitulo V - Prueba Experimental<text:tab/>8</text:p>
          <text:p text:style-name="P13">Capitulo VI - Conclusiones<text:tab/>9</text:p>
          <text:p text:style-name="P13">Bibliografía<text:tab/>10</text:p>
        </text:index-body>
      </text:table-of-content>
      <text:p text:style-name="P17"/>
      <text:list xml:id="list30721551" text:style-name="Numbering_20_1">
        <text:list-header>
          <text:h text:style-name="Tesis-SeccionNumerada" text:outline-level="1">Capitulo I - Introducción</text:h>
        </text:list-header>
      </text:list>
      <text:p text:style-name="Tesis-Normal">Se diseñará un modelo de capacitación y se desarrollará una propuesta de material didáctico para los usuarios en BI.</text:p>
      <text:list xml:id="list31190013" text:continue-numbering="true" text:style-name="Numbering_20_1">
        <text:list-header>
          <text:h text:style-name="Tesis-SeccionNumerada" text:outline-level="1">Capitulo II - Estado del Arte</text:h>
          <text:list>
            <text:list-header>
              <text:h text:style-name="Tesis-SubSeccionNumerada" text:outline-level="2">Business Intelligence (BI)</text:h>
            </text:list-header>
          </text:list>
        </text:list-header>
      </text:list>
      <text:p text:style-name="Tesis-Normal">BI es el término<text:reference-mark-start text:name="ZOTERO_ITEM CSL_CITATION {&quot;citationID&quot;:&quot;tC6a8Rmv&quot;,&quot;properties&quot;:{&quot;formattedCitation&quot;:&quot;[1]&quot;,&quot;plainCitation&quot;:&quot;[1]&quot;},&quot;citationItems&quot;:[{&quot;id&quot;:201,&quot;uris&quot;:[&quot;http://zotero.org/users/1147257/items/D95TTIJ9&quot;],&quot;uri&quot;:[&quot;http://zotero.org/users/1147257/items/D95TTIJ9&quot;],&quot;itemData&quot;:{&quot;id&quot;:201,&quot;type&quot;:&quot;article&quot;,&quot;title&quot;:&quot;Inteligencia de Negocios: Una Propuesta para su Desarrollo en las Organizaciones&quot;}}],&quot;schema&quot;:&quot;https://github.com/citation-style-language/schema/raw/master/csl-citation.json&quot;} RNDlym28uOCDr"/>[1]<text:reference-mark-end text:name="ZOTERO_ITEM CSL_CITATION {&quot;citationID&quot;:&quot;tC6a8Rmv&quot;,&quot;properties&quot;:{&quot;formattedCitation&quot;:&quot;[1]&quot;,&quot;plainCitation&quot;:&quot;[1]&quot;},&quot;citationItems&quot;:[{&quot;id&quot;:201,&quot;uris&quot;:[&quot;http://zotero.org/users/1147257/items/D95TTIJ9&quot;],&quot;uri&quot;:[&quot;http://zotero.org/users/1147257/items/D95TTIJ9&quot;],&quot;itemData&quot;:{&quot;id&quot;:201,&quot;type&quot;:&quot;article&quot;,&quot;title&quot;:&quot;Inteligencia de Negocios: Una Propuesta para su Desarrollo en las Organizaciones&quot;}}],&quot;schema&quot;:&quot;https://github.com/citation-style-language/schema/raw/master/csl-citation.json&quot;} RNDlym28uOCDr"/> que caracteriza una amplia variedad de tecnologías, plataformas de software, especificaciones de aplicaciones y procesos. El objetivo <text:s/>primario de la BI es contribuir a tomar decisiones que mejoren el desempeño de la organización y promover su ventaja competitiva en el mercado. </text:p>
      <text:p text:style-name="Tesis-Normal">En el caso de los Organismos públicos <text:span text:style-name="T12">el procesamiento de información ayudan a garantizar </text:span>la calidad de vida de la sociedad. BI faculta a la organización a tomar decisiones, a ahorrar tiempo y provee confiabilidad y precisión. Este concepto requiere que se lo analice desde tres perspectivas: 1) La toma de decisiones en menor tiempo, 2) Confiabilidad y precisión, 3) <text:span text:style-name="T11">Conversión</text:span> de datos en información.</text:p>
      <text:p text:style-name="Tesis-Normal">En relación a la conversión de datos en información BI se orienta a establecer <text:s/>el puente que una las <text:s/>grandes cantidades de datos y la información que los tomadores de decisiones requieren cotidianamente. Para ello se emplean indicadores de desempeño clave destinados a colectar información de las métricas que afectan unidades particulares de la empresa así como todo el manejo de información de la empresa.</text:p>
      <text:p text:style-name="Tesis-Normal">BI puede describirse como una aplicación relacional para la administración, como un estado organizacional o una filosofía de administración. En resumen, BI se <text:soft-page-break/>caracteriza por buscar hechos cuantitativos medibles y objetivos acerca de la empresa, usar métodos y tecnologías para el análisis de hechos, desarrollar modelos que expliquen la causa-efecto de las relaciones entre las acciones operacionales y los efectos que <text:s/>demuestran que han alcanzado las metas, y experimentar con aplicaciones alternativas y supervisar los resultados que sirven de retroalimentación.</text:p>
      <text:p text:style-name="Tesis-Normal">¿Qué es Business Intelligence? </text:p>
      <text:p text:style-name="P10">Se puede definir BI como el proceso que se utiliza para analizar los datos de una empresa y con el cual vamos a obtener conocimientos de los mismos, además de dar soporte a las decisiones de alta calidad. </text:p>
      <text:p text:style-name="P10">Los factores a analizar incluyen los clientes, competidores, socios comerciales, el entorno económico y las operaciones internas. </text:p>
      <text:p text:style-name="P10">Es importante implementar BI en las <text:span text:style-name="T4">organizaciones</text:span>, ya que nos ayuda a generar escenarios, revisar las tendencias, analizar los fenómenos, etc. que ayuden a la hora de la toma de decisiones, y se la puede implementar en todo tipo de áreas tales como: Mercadeo, Finanzas, Ventas, Servicio al Cliente, etc. </text:p>
      <text:list xml:id="list31206458" text:continue-numbering="true" text:style-name="Numbering_20_1">
        <text:list-item>
          <text:list>
            <text:list-header>
              <text:h text:style-name="Tesis-SubSeccionNumerada" text:outline-level="2">Datawarehouse</text:h>
            </text:list-header>
          </text:list>
        </text:list-item>
      </text:list>
      <text:p text:style-name="Tesis-Normal">El término<text:reference-mark-start text:name="ZOTERO_ITEM CSL_CITATION {&quot;citationID&quot;:&quot;H0UM66O1&quot;,&quot;properties&quot;:{&quot;formattedCitation&quot;:&quot;[2]&quot;,&quot;plainCitation&quot;:&quot;[2]&quot;},&quot;citationItems&quot;:[{&quot;id&quot;:198,&quot;uris&quot;:[&quot;http://zotero.org/users/1147257/items/BRN85N7V&quot;],&quot;uri&quot;:[&quot;http://zotero.org/users/1147257/items/BRN85N7V&quot;],&quot;itemData&quot;:{&quot;id&quot;:198,&quot;type&quot;:&quot;webpage&quot;,&quot;title&quot;:&quot;Que es un Data Warehouse,Conceptos Datawarehousing,Informacion Data Warehouse|Inteligencia de Negocios&quot;,&quot;URL&quot;:&quot;http://www.bi-argentina.com.ar/que-es-un-data-warehouse/&quot;,&quot;accessed&quot;:{&quot;date-parts&quot;:[[2012,10,24]]}}}],&quot;schema&quot;:&quot;https://github.com/citation-style-language/schema/raw/master/csl-citation.json&quot;} RNDcxp3RumiBN"/>[2]<text:reference-mark-end text:name="ZOTERO_ITEM CSL_CITATION {&quot;citationID&quot;:&quot;H0UM66O1&quot;,&quot;properties&quot;:{&quot;formattedCitation&quot;:&quot;[2]&quot;,&quot;plainCitation&quot;:&quot;[2]&quot;},&quot;citationItems&quot;:[{&quot;id&quot;:198,&quot;uris&quot;:[&quot;http://zotero.org/users/1147257/items/BRN85N7V&quot;],&quot;uri&quot;:[&quot;http://zotero.org/users/1147257/items/BRN85N7V&quot;],&quot;itemData&quot;:{&quot;id&quot;:198,&quot;type&quot;:&quot;webpage&quot;,&quot;title&quot;:&quot;Que es un Data Warehouse,Conceptos Datawarehousing,Informacion Data Warehouse|Inteligencia de Negocios&quot;,&quot;URL&quot;:&quot;http://www.bi-argentina.com.ar/que-es-un-data-warehouse/&quot;,&quot;accessed&quot;:{&quot;date-parts&quot;:[[2012,10,24]]}}}],&quot;schema&quot;:&quot;https://github.com/citation-style-language/schema/raw/master/csl-citation.json&quot;} RNDcxp3RumiBN"/> Datawarehouse es <text:span text:style-name="T1">una colección de datos orientados a temas, integrados, variable en el tiempo y no volátil que ayudan al proceso de toma de decisiones gerenciales.</text:span></text:p>
      <text:p text:style-name="Tesis-Normal">Datawarehouse es una base de datos orientada al análisis de la información histórica contenida en ella. Dependiendo de las necesidades de análisis de la organización como datos, archivos de información, etc. pueden almacenarse desde unos meses hasta varios años de información. El modelo que soporta la información que contiene se encuentra diseñado, estructurado e implementado con la finalidad y propósito del análisis y navegación de los datos. Se entiende por navegación o <text:soft-page-break/>drilling de los datos, la posibilidad de ver información correspondiente a diferentes contextos o entornos, por ejemplo, analizar las ventas anuales, trimestrales, mensuales y poder abrirlas según zonas, vendedor o clientes.</text:p>
      <text:p text:style-name="Tesis-Normal">¿Qué es un Data Warehouse? </text:p>
      <text:p text:style-name="Tesis-Normal">Un Data Warehouse (DWH) es un repositorio central que contiene la información más valiosa de la empresa. Los datos que aquí se almacenan han pasado por un proceso de calidad que asegura su consistencia. Además, el repositorio está construido de tal manera que el acceso sea lo más rápido posible.</text:p>
      <text:p text:style-name="Tesis-Normal">Su construcción se va haciendo por etapas que normalmente corresponden a las <text:s/>principales áreas operativas del <text:span text:style-name="T5">organismo</text:span>. Por ejemplo: Área de Ventas, Área Financiero Contable, Área de Recursos Humanos, etc. Estas áreas reciben el nombre de data marts </text:p>
      <text:list xml:id="list31193072" text:continue-numbering="true" text:style-name="Numbering_20_1">
        <text:list-item>
          <text:list>
            <text:list-header>
              <text:h text:style-name="Tesis-SubSeccionNumerada" text:outline-level="2">OLAP</text:h>
            </text:list-header>
          </text:list>
        </text:list-item>
      </text:list>
      <text:p text:style-name="Tesis-Normal">El término<text:reference-mark-start text:name="ZOTERO_ITEM CSL_CITATION {&quot;citationID&quot;:&quot;rVeORcEG&quot;,&quot;properties&quot;:{&quot;formattedCitation&quot;:&quot;[3]&quot;,&quot;plainCitation&quot;:&quot;[3]&quot;},&quot;citationItems&quot;:[{&quot;id&quot;:212,&quot;uris&quot;:[&quot;http://zotero.org/users/1147257/items/UVNKB792&quot;],&quot;uri&quot;:[&quot;http://zotero.org/users/1147257/items/UVNKB792&quot;],&quot;itemData&quot;:{&quot;id&quot;:212,&quot;type&quot;:&quot;webpage&quot;,&quot;title&quot;:&quot;OLAP Software and Education Wiki - OLAP&quot;,&quot;URL&quot;:&quot;http://olap.com/w/index.php/OLAP_Education_Wiki&quot;,&quot;accessed&quot;:{&quot;date-parts&quot;:[[2012,10,24]]}}}],&quot;schema&quot;:&quot;https://github.com/citation-style-language/schema/raw/master/csl-citation.json&quot;} RND4MyQHZGMpt"/>[3]<text:reference-mark-end text:name="ZOTERO_ITEM CSL_CITATION {&quot;citationID&quot;:&quot;rVeORcEG&quot;,&quot;properties&quot;:{&quot;formattedCitation&quot;:&quot;[3]&quot;,&quot;plainCitation&quot;:&quot;[3]&quot;},&quot;citationItems&quot;:[{&quot;id&quot;:212,&quot;uris&quot;:[&quot;http://zotero.org/users/1147257/items/UVNKB792&quot;],&quot;uri&quot;:[&quot;http://zotero.org/users/1147257/items/UVNKB792&quot;],&quot;itemData&quot;:{&quot;id&quot;:212,&quot;type&quot;:&quot;webpage&quot;,&quot;title&quot;:&quot;OLAP Software and Education Wiki - OLAP&quot;,&quot;URL&quot;:&quot;http://olap.com/w/index.php/OLAP_Education_Wiki&quot;,&quot;accessed&quot;:{&quot;date-parts&quot;:[[2012,10,24]]}}}],&quot;schema&quot;:&quot;https://github.com/citation-style-language/schema/raw/master/csl-citation.json&quot;} RND4MyQHZGMpt"/> OLAP procesamiento analítico en línea (On-Line Analytical Processing). OLAP realiza un análisis multidimensional de los datos de negocio y proporciona la capacidad para realizar cálculos complejos, análisis de tendencias y modelos de datos sofisticados. Se ha convertido en la base fundamental para soluciones inteligentes incluyendo <text:span text:style-name="T1">Business Performance Management</text:span>, planificación, presupuestos, previsiones, informes financieros, análisis, modelos de simulación, descubrimiento de conocimiento e informes de depósito de datos. OLAP permite a los usuarios realizar análisis ad hoc de los datos en múltiples dimensiones, lo que proporciona el conocimiento y la comprensión que necesitan para tomar decisiones mejor.</text:p>
      <text:p text:style-name="Tesis-Normal">Procesamiento analítico en línea solución utilizada principalmente en el campo de Business Intelligence y su objetivo principal es el de <text:s/>manejar <text:s/>consultas en grandes cantidades de datos en lo que es llamado Cubos OLAP (estructuras <text:soft-page-break/>multidimensionales de datos) </text:p>
      <text:list xml:id="list31197822" text:continue-numbering="true" text:style-name="Numbering_20_1">
        <text:list-item>
          <text:list>
            <text:list-header>
              <text:h text:style-name="Tesis-SubSeccionNumerada" text:outline-level="2">Tablero de control (Td<text:span text:style-name="T6">e</text:span>C)</text:h>
            </text:list-header>
          </text:list>
        </text:list-item>
      </text:list>
      <text:p text:style-name="Tesis-Normal">El término<text:reference-mark-start text:name="ZOTERO_ITEM CSL_CITATION {&quot;citationID&quot;:&quot;K50cRrVM&quot;,&quot;properties&quot;:{&quot;formattedCitation&quot;:&quot;[4]&quot;,&quot;plainCitation&quot;:&quot;[4]&quot;},&quot;citationItems&quot;:[{&quot;id&quot;:207,&quot;uris&quot;:[&quot;http://zotero.org/users/1147257/items/MWPUX9WP&quot;],&quot;uri&quot;:[&quot;http://zotero.org/users/1147257/items/MWPUX9WP&quot;],&quot;itemData&quot;:{&quot;id&quot;:207,&quot;type&quot;:&quot;article&quot;,&quot;title&quot;:&quot;TABLEROS DE CONTROL PARA UN PROCESO DEL NEGOCIO EN UNA  COMPAÑÍA DE SEGUROS&quot;,&quot;URL&quot;:&quot;http://www.bdigital.unal.edu.co/951/1/8029881_2009.pdf&quot;,&quot;accessed&quot;:{&quot;date-parts&quot;:[[2012,10,24]]}}}],&quot;schema&quot;:&quot;https://github.com/citation-style-language/schema/raw/master/csl-citation.json&quot;} RNDtDT0MlccOl"/>[4]<text:reference-mark-end text:name="ZOTERO_ITEM CSL_CITATION {&quot;citationID&quot;:&quot;K50cRrVM&quot;,&quot;properties&quot;:{&quot;formattedCitation&quot;:&quot;[4]&quot;,&quot;plainCitation&quot;:&quot;[4]&quot;},&quot;citationItems&quot;:[{&quot;id&quot;:207,&quot;uris&quot;:[&quot;http://zotero.org/users/1147257/items/MWPUX9WP&quot;],&quot;uri&quot;:[&quot;http://zotero.org/users/1147257/items/MWPUX9WP&quot;],&quot;itemData&quot;:{&quot;id&quot;:207,&quot;type&quot;:&quot;article&quot;,&quot;title&quot;:&quot;TABLEROS DE CONTROL PARA UN PROCESO DEL NEGOCIO EN UNA  COMPAÑÍA DE SEGUROS&quot;,&quot;URL&quot;:&quot;http://www.bdigital.unal.edu.co/951/1/8029881_2009.pdf&quot;,&quot;accessed&quot;:{&quot;date-parts&quot;:[[2012,10,24]]}}}],&quot;schema&quot;:&quot;https://github.com/citation-style-language/schema/raw/master/csl-citation.json&quot;} RNDtDT0MlccOl"/> de <text:span text:style-name="T2">tablero de control</text:span> nos da una idea del panel que se encuentra <text:s/>debajo del parabrisas de un vehículo y que contiene varios instrumentos y <text:s/>controles donde se reúnen todos los datos y funciones pertinentes con lo que <text:s/>proporciona un fácil uso y comodidad a la hora de tomar decisiones.</text:p>
      <text:p text:style-name="Tesis-Normal">Por ejemplo al conducir <text:s/>un automóvil, de manera similar en una aeronave, donde los pilotos calificados, a través de estos elementos en el tablero de control, pueden monitorear la información, tener una visión hacia dónde se dirigen y saber si se tiene algún problema durante el vuelo. Estos ejemplos han inspirado el mismo concepto de escritorio; es claro el propósito del tablero de control en estos 2 escenarios, <text:span text:style-name="T2">controlar y manejar un sistema complejo e interdependiente.</text:span></text:p>
      <text:p text:style-name="Tesis-Normal">Para la búsqueda de información de los organismos públicos, el tablero de control de la Provincia de Misiones<text:reference-mark-start text:name="ZOTERO_ITEM CSL_CITATION {&quot;citationID&quot;:&quot;nxpDwZJJ&quot;,&quot;properties&quot;:{&quot;formattedCitation&quot;:&quot;[5]&quot;,&quot;plainCitation&quot;:&quot;[5]&quot;},&quot;citationItems&quot;:[{&quot;id&quot;:204,&quot;uris&quot;:[&quot;http://zotero.org/users/1147257/items/HRPCBU52&quot;],&quot;uri&quot;:[&quot;http://zotero.org/users/1147257/items/HRPCBU52&quot;],&quot;itemData&quot;:{&quot;id&quot;:204,&quot;type&quot;:&quot;webpage&quot;,&quot;title&quot;:&quot;Tablero de Gestión de proyectos - Provincia de Misiones&quot;,&quot;URL&quot;:&quot;http://misiones.tablerodecontrol.org/Administrador/Login.asp&quot;,&quot;accessed&quot;:{&quot;date-parts&quot;:[[2012,11,12]]}}}],&quot;schema&quot;:&quot;https://github.com/citation-style-language/schema/raw/master/csl-citation.json&quot;} RNDWvdK1wy43W"/>[5]<text:reference-mark-end text:name="ZOTERO_ITEM CSL_CITATION {&quot;citationID&quot;:&quot;nxpDwZJJ&quot;,&quot;properties&quot;:{&quot;formattedCitation&quot;:&quot;[5]&quot;,&quot;plainCitation&quot;:&quot;[5]&quot;},&quot;citationItems&quot;:[{&quot;id&quot;:204,&quot;uris&quot;:[&quot;http://zotero.org/users/1147257/items/HRPCBU52&quot;],&quot;uri&quot;:[&quot;http://zotero.org/users/1147257/items/HRPCBU52&quot;],&quot;itemData&quot;:{&quot;id&quot;:204,&quot;type&quot;:&quot;webpage&quot;,&quot;title&quot;:&quot;Tablero de Gestión de proyectos - Provincia de Misiones&quot;,&quot;URL&quot;:&quot;http://misiones.tablerodecontrol.org/Administrador/Login.asp&quot;,&quot;accessed&quot;:{&quot;date-parts&quot;:[[2012,11,12]]}}}],&quot;schema&quot;:&quot;https://github.com/citation-style-language/schema/raw/master/csl-citation.json&quot;} RNDWvdK1wy43W"/>; y para las organizaciones privadas, se buscará información de las grandes organizaciones de la provincia, relevada en el proyecto de Investigación. </text:p>
      <text:list xml:id="list31187184" text:continue-numbering="true" text:style-name="Numbering_20_1">
        <text:list-item>
          <text:list>
            <text:list-header>
              <text:h text:style-name="Tesis-SubSeccionNumerada" text:outline-level="2">Modelos de Capacitación</text:h>
            </text:list-header>
          </text:list>
        </text:list-item>
      </text:list>
      <text:p text:style-name="Tesis-Normal">Es la representación ideal y práctica del proceso de capacitación y desarrollo<text:reference-mark-start text:name="ZOTERO_ITEM CSL_CITATION {&quot;citationID&quot;:&quot;dLCVU7TI&quot;,&quot;properties&quot;:{&quot;formattedCitation&quot;:&quot;[6]&quot;,&quot;plainCitation&quot;:&quot;[6]&quot;},&quot;citationItems&quot;:[{&quot;id&quot;:202,&quot;uris&quot;:[&quot;http://zotero.org/users/1147257/items/ECGZR3VN&quot;],&quot;uri&quot;:[&quot;http://zotero.org/users/1147257/items/ECGZR3VN&quot;],&quot;itemData&quot;:{&quot;id&quot;:202,&quot;type&quot;:&quot;article&quot;,&quot;title&quot;:&quot;PROPUESTA DE UN MODELO DE CAPACITACIÓN Y DESARROLLO AL  PERSONAL DOCENTE DE LA UNIVERSIDAD&quot;,&quot;URL&quot;:&quot;http://www.univo.edu.sv:8081/tesis/007437/007437_Cap5.pdf&quot;,&quot;accessed&quot;:{&quot;date-parts&quot;:[[2012,10,24]]}}}],&quot;schema&quot;:&quot;https://github.com/citation-style-language/schema/raw/master/csl-citation.json&quot;} RNDLMXFgxkVp6"/>[6]<text:reference-mark-end text:name="ZOTERO_ITEM CSL_CITATION {&quot;citationID&quot;:&quot;dLCVU7TI&quot;,&quot;properties&quot;:{&quot;formattedCitation&quot;:&quot;[6]&quot;,&quot;plainCitation&quot;:&quot;[6]&quot;},&quot;citationItems&quot;:[{&quot;id&quot;:202,&quot;uris&quot;:[&quot;http://zotero.org/users/1147257/items/ECGZR3VN&quot;],&quot;uri&quot;:[&quot;http://zotero.org/users/1147257/items/ECGZR3VN&quot;],&quot;itemData&quot;:{&quot;id&quot;:202,&quot;type&quot;:&quot;article&quot;,&quot;title&quot;:&quot;PROPUESTA DE UN MODELO DE CAPACITACIÓN Y DESARROLLO AL  PERSONAL DOCENTE DE LA UNIVERSIDAD&quot;,&quot;URL&quot;:&quot;http://www.univo.edu.sv:8081/tesis/007437/007437_Cap5.pdf&quot;,&quot;accessed&quot;:{&quot;date-parts&quot;:[[2012,10,24]]}}}],&quot;schema&quot;:&quot;https://github.com/citation-style-language/schema/raw/master/csl-citation.json&quot;} RNDLMXFgxkVp6"/>, que comprende un esquema explicativo de las operaciones que se deben realizar para su debido cumplimiento con el fin de mejorar el proceso de enseñanza, <text:s/>optimizar la capacidad y fomentar el desarrollo.</text:p>
      <text:p text:style-name="Tesis-Normal">Ante tal postura las aplicaciones de BI tienden a crear sistemas especializados en una función específica del organismo, que contribuya a lograr el diagnóstico de una situación y tomar la decisión adecuada para su solución; mediante la <text:soft-page-break/>sistematización del manejo de datos, refinamiento de la información, representación del conocimiento. Partiendo de modelos de <text:span text:style-name="T7">capacitación</text:span> online o bien capacitaciones virtuales.</text:p>
      <text:p text:style-name="P18">La base para tomar correctamente estas decisiones es un sistema donde cada persona cuente con información relevante, adecuadamente incorporada, elaborada en función de su contexto particular e interrelacionada. Es decir, una sólida base de conocimientos en cada uno de los actores.</text:p>
      <text:p text:style-name="P18"/>
      <text:p text:style-name="P18">Es por ello que el aprendizaje constituye el eje principal para el pasaje de un paradigma al otro, en tanto permite el tránsito desde el nivel conceptual a su implantación efectiva en cada uno de los procesos de la cadena de valor.</text:p>
      <text:p text:style-name="P18"/>
      <text:p text:style-name="P18">Se está produciendo también, en este tiempo, un cambio de paradigma en cuanto al liderazgo del proceso de aprendizaje, no sólo en la definición de los pasos y direcciones de carrera dentro de las empresas sino en todo el sistema de capacitación. Este cambio es, a nivel individual, el correlato de los cambios en las estructuras organizacionales. </text:p>
      <text:p text:style-name="P18">Sin duda que este proceso ha sido precipitado por la rápida incorporación de tecnologías a nivel global, que han desarrollado formas de comunicación que trascienden las dimensiones de tiempo y espacio. En este entorno tecnológico se ha abierto una nueva dimensión: la de la Formación Virtual, que tiene un rol que cumplir en la nueva conformación de las estructuras de generación y consolidación del aprendizaje.</text:p>
      <text:p text:style-name="P18">Durante las ultimas décadas, los avances tecnológicos transformaron a la economía basada en la producción en una economía basada en el servicio.</text:p>
      <text:p text:style-name="P18"><text:soft-page-break/>Hasta hace poco tiempo, tanto el valor corporativo como la creación de valor se definían, fundamentalmente, a través de activos físicos y financieros. La economía actual, en cambio, prioriza el capital intelectual.</text:p>
      <text:p text:style-name="P11"><text:span text:style-name="T9">En contrapartida, la vida <text:s/>útil del conocimiento y de las habilidades humanas es más corta que nunca, circunstancia que aumenta la necesidad, en cualquier puesto laboral, de una actualización permanente. En muchos organismos se advierte un cambio de paradigma en la forma de considerar </text:span><text:span text:style-name="T3">la capacitación</text:span><text:span text:style-name="T9">. Descubrieron que es un arma competitiva y no un factor de costo. Hoy por hoy, el éxito depende cada vez más del excelente desempeño de los empleados, que a su vez demandan una capacitación de alta calidad. Mejorar las habilidades de la fuerza laboral es crítico para generar una ventaja competitiva sostenible.</text:span></text:p>
      <text:p text:style-name="P18">Sin embargo, la brecha entre las mayores exigencias de la economía del conocimiento y las capacidades reales es profunda y es necesario reducirla si los organismos quieren ser competitivas. Es necesario convertir el aprendizaje en una elección estratégica, conectándolo con el negocio para <text:s/>que además de una experiencia individual, sea una experiencia colectiva que oriente el futuro de la organización.</text:p>
      <text:p text:style-name="P19">La tecnología cambió la forma de trabajar, pensar y aprender. Por ende, hay que brindar conocimiento y habilidades con más velocidad y eficiencia. En la era de la producción “just-in-time”, una capacitación justo a tiempo <text:s/>es imprescindible para el éxito.</text:p>
      <text:p text:style-name="P19"/>
      <text:p text:style-name="P12"><text:span text:style-name="T10">Mientras la tecnología, sin duda, incrementa la accesibilidad de las personas a la información; este acceso por sí solo quizá no se traducirá necesaria y directamente en niveles más altos <text:s/>de aprendizaje. Es necesario poner las nuevas tecnologías de la información y de la comunicación al servicio del empleado, y al servicio de su proceso de aprendizaje. La tecnología se convertirá en un medio, un valor añadido, y </text:span><text:soft-page-break/><text:span text:style-name="T10">no una finalidad en sí misma.</text:span></text:p>
      <text:p text:style-name="P19">Los retos a nivel de aprendizaje de hoy en día requieren nuevas herramientas. El e-learning ofrece las herramientas para ayudar a los empleados a enfrentarse a esos retos.</text:p>
      <text:p text:style-name="P19">En este contexto, Internet esta convirtiéndose en el medio con más potencial para la capacitación online, cuyo surgimiento no solo obedece a cambios económicos y sociales; se vincula fundamentalmente con el mayor acceso a la Web.</text:p>
      <text:p text:style-name="P19">Aproximadamente el 80% de la fuerza laboral profesional utiliza computadoras en su trabajo. De esta manera, Internet se presenta como la solución lógica para los objetivos de capacitación de una compañía. Por una parte a las empresas les resulta fácil distribuir recursos educativos e información critica. Por otra parte, los empleados podrán acceder a la capacitación cuando les resulta conveniente, ya sea desde la oficina o desde su hogar.</text:p>
      <text:p text:style-name="P19">De esta manera, los entornos virtuales de aprendizaje permiten aprender sin coincidir en el espacio ni en el tiempo y asumen las funciones de contexto de aprendizaje que en los sistemas de formación presencial desarrolla el aula.</text:p>
      <text:list xml:id="list31204801" text:continue-numbering="true" text:style-name="Numbering_20_1">
        <text:list-item>
          <text:list>
            <text:list-item>
              <text:list>
                <text:list-item>
                  <text:list>
                    <text:list-item>
                      <text:list>
                        <text:list-header>
                          <text:h text:style-name="P20" text:outline-level="2">E-learning</text:h>
                        </text:list-header>
                      </text:list>
                    </text:list-item>
                  </text:list>
                </text:list-item>
              </text:list>
            </text:list-item>
          </text:list>
        </text:list-item>
      </text:list>
      <text:p text:style-name="Tesis-Normal">E-learning<text:reference-mark-start text:name="ZOTERO_ITEM CSL_CITATION {&quot;citationID&quot;:&quot;0DeobX8l&quot;,&quot;properties&quot;:{&quot;formattedCitation&quot;:&quot;[7]&quot;,&quot;plainCitation&quot;:&quot;[7]&quot;},&quot;citationItems&quot;:[{&quot;id&quot;:414,&quot;uris&quot;:[&quot;http://zotero.org/users/1147257/items/F22HSGCH&quot;],&quot;uri&quot;:[&quot;http://zotero.org/users/1147257/items/F22HSGCH&quot;],&quot;itemData&quot;:{&quot;id&quot;:414,&quot;type&quot;:&quot;webpage&quot;,&quot;title&quot;:&quot;Modelo de sistema de Informacion para la capacitacion online&quot;,&quot;URL&quot;:&quot;http://www.tesis.uchile.cl/bitstream/handle/2250/111496/pacheco%20morales.pdf?sequence=1&quot;,&quot;author&quot;:[{&quot;family&quot;:&quot;Carolina Pacheco Morales&quot;,&quot;given&quot;:&quot;&quot;}],&quot;accessed&quot;:{&quot;date-parts&quot;:[[2013,3,1]]}}}],&quot;schema&quot;:&quot;https://github.com/citation-style-language/schema/raw/master/csl-citation.json&quot;} RNDyJJ8cq54zP"/>[7]<text:reference-mark-end text:name="ZOTERO_ITEM CSL_CITATION {&quot;citationID&quot;:&quot;0DeobX8l&quot;,&quot;properties&quot;:{&quot;formattedCitation&quot;:&quot;[7]&quot;,&quot;plainCitation&quot;:&quot;[7]&quot;},&quot;citationItems&quot;:[{&quot;id&quot;:414,&quot;uris&quot;:[&quot;http://zotero.org/users/1147257/items/F22HSGCH&quot;],&quot;uri&quot;:[&quot;http://zotero.org/users/1147257/items/F22HSGCH&quot;],&quot;itemData&quot;:{&quot;id&quot;:414,&quot;type&quot;:&quot;webpage&quot;,&quot;title&quot;:&quot;Modelo de sistema de Informacion para la capacitacion online&quot;,&quot;URL&quot;:&quot;http://www.tesis.uchile.cl/bitstream/handle/2250/111496/pacheco%20morales.pdf?sequence=1&quot;,&quot;author&quot;:[{&quot;family&quot;:&quot;Carolina Pacheco Morales&quot;,&quot;given&quot;:&quot;&quot;}],&quot;accessed&quot;:{&quot;date-parts&quot;:[[2013,3,1]]}}}],&quot;schema&quot;:&quot;https://github.com/citation-style-language/schema/raw/master/csl-citation.json&quot;} RNDyJJ8cq54zP"/> es un término utilizado indistintamente en todo el mundo, en nuestro idioma lo utilizamos comúnmente, a pesar de no ser aceptado por la RAE. <text:span text:style-name="T2">Learning</text:span> significa <text:span text:style-name="T2">aprendizaje</text:span> y, por lo tanto es parte del concepto educación (enseñanza- aprendizaje). La definición más general y talvez más utilizada, de e-learning dice que es cualquier tipo de aprendizaje que hace uso de Internet como medio de comunicación y multimedios como interacción entre los usuarios. Se puede realizar de manera sincrónica (al mismo tiempo) o asincrónica (en desfase de tiempo).</text:p>
      <text:p text:style-name="Tesis-Normal"><text:soft-page-break/>El paradigma del proceso educativo, se ha pasado de una educación centrada en el profesor a una educación centrada en el que aprende, por lo tanto claramente el término esta relacionado con el <text:s/>aprendizaje y es una de las razones de su populari<text:span text:style-name="T8">dad</text:span>.</text:p>
      <text:p text:style-name="Tesis-Normal">Se observa además que su aplicación se relaciona más con el ámbito laboral dada la cantidad de ofertas de plataformas comerciales para la capacitación a través de Internet y de los servicios comerciales de consultorías, que utiliza él término como identificador de su actividad.</text:p>
      <text:p text:style-name="Tesis-Normal">Por lo tanto, para efectos de este trabajo se entenderá e-learning como un proceso de aprendizaje, apoyado en medios electrónicos.</text:p>
      <text:list xml:id="list31188890" text:continue-numbering="true" text:style-name="Numbering_20_1">
        <text:list-header>
          <text:h text:style-name="Tesis-SeccionNumerada" text:outline-level="1"/>
          <text:h text:style-name="P16" text:outline-level="1">Capitulo III - Descripción del Problema</text:h>
          <text:h text:style-name="Tesis-SeccionNumerada" text:outline-level="1"/>
          <text:h text:style-name="P16" text:outline-level="1">Capitulo IV - Solución Propuesta</text:h>
          <text:h text:style-name="P16" text:outline-level="1">Capitulo V - Prueba Experimental</text:h>
          <text:h text:style-name="P16" text:outline-level="1">Capitulo VI - Conclusiones</text:h>
          <text:h text:style-name="P16" text:outline-level="1">Bibliografía</text:h>
        </text:list-header>
      </text:list>
      <text:section text:style-name="Sect1" text:name="ZOTERO_BIBL {&quot;custom&quot;:[]} CSL_BIBLIOGRAPHY RNDLkCEs6rgCA">
        <text:section text:style-name="Sect1" text:name="ZOTERO_BIBL {&quot;custom&quot;:[]} CSL_BIBLIOGRAPHY RNDkilaNDI8SG">
          <text:section text:style-name="Sect1" text:name="ZOTERO_BIBL {&quot;custom&quot;:[]} CSL_BIBLIOGRAPHY RND6oRdUucfFx">
            <text:section text:style-name="Sect1" text:name="ZOTERO_BIBL {&quot;custom&quot;:[]} CSL_BIBLIOGRAPHY RNDFvL9xf0vzh">
              <text:section text:style-name="Sect1" text:name="ZOTERO_BIBL {&quot;custom&quot;:[]} CSL_BIBLIOGRAPHY RNDFKPjU7uHdY">
                <text:p text:style-name="Bibliography_20_1">[1]<text:tab/>«Inteligencia de Negocios: Una Propuesta para su Desarrollo en las Organizaciones». .</text:p>
                <text:p text:style-name="Bibliography_20_1">[2]<text:tab/>«Que es un Data Warehouse,Conceptos Datawarehousing,Informacion Data Warehouse|Inteligencia de Negocios»: http://www.bi-argentina.com.ar/que-es-un-data-warehouse/.</text:p>
                <text:p text:style-name="Bibliography_20_1">[3]<text:tab/>«OLAP Software and Education Wiki - OLAP». [Online]. Available: http://olap.com/w/index.php/OLAP_Education_Wiki. [Accessed: 24-oct-2012].</text:p>
                <text:p text:style-name="Bibliography_20_1">[4]<text:tab/>«TABLEROS DE CONTROL PARA UN PROCESO DEL NEGOCIO EN UNA <text:s/>COMPAÑÍA DE SEGUROS». .</text:p>
                <text:p text:style-name="Bibliography_20_1">[5]<text:tab/>«Tablero de Gestión de proyectos - Provincia de Misiones». [Online]. Available: http://misiones.tablerodecontrol.org/Administrador/Login.asp.</text:p>
                <text:p text:style-name="Bibliography_20_1">[6]<text:tab/>«PROPUESTA DE UN MODELO DE CAPACITACIÓN Y DESARROLLO AL <text:s/>PERSONAL DOCENTE DE LA UNIVERSIDAD». .</text:p>
                <text:p text:style-name="Bibliography_20_1">[7]<text:tab/>Carolina Pacheco Morales, «Modelo de sistema de Informacion para la capacitacion online».: http://www.tesis.uchile.cl/bitstream/handle/2250/111496/pacheco%20morales.pdf?.</text:p>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style:contextual-spacing="false"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style:contextual-spacing="false" fo:text-align="center" style:justify-single-word="false" style:page-number="auto"/>
      <style:text-properties fo:text-transform="uppercase" style:font-size-asian="10.5pt"/>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er" style:next-style-name="Tesis-Normal" style:auto-update="true" style:default-outline-level="1" style:list-style-name="Numbering_20_1" style:master-page-name="">
      <style:paragraph-properties fo:margin-top="0cm" fo:margin-bottom="1cm" style:contextual-spacing="false"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100%" fo:margin-left="0cm" fo:margin-right="0cm" fo:margin-top="0cm" fo:margin-bottom="0.499cm" style:contextual-spacing="false" fo:line-height="150%" fo:text-align="justify" style:justify-single-word="false" fo:text-indent="1cm" style:auto-text-indent="false" style:page-number="auto"/>
      <style:text-properties style:font-name="Times New Roman1" style:font-size-asian="10.5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100%" fo:margin-left="0cm" fo:margin-right="0cm" fo:margin-top="0cm" fo:margin-bottom="0cm" style:contextual-spacing="false" fo:text-indent="0cm" style:auto-text-indent="false"/>
    </style:style>
    <style:style style:name="Bibliography_20_1" style:display-name="Bibliography 1" style:family="paragraph" style:parent-style-name="Index" style:class="index">
      <style:paragraph-properties fo:margin="100%" fo:margin-left="0.042cm" fo:margin-right="0cm" fo:margin-top="0cm" fo:margin-bottom="0cm" style:contextual-spacing="false" style:line-height-at-least="0.423cm" fo:text-indent="-0.042cm" style:auto-text-indent="false">
        <style:tab-stops>
          <style:tab-stop style:position="0.04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3.503cm" style:type="right" style:leader-style="dotted" style:leader-text="."/>
        </style:tab-stops>
      </style:paragraph-properties>
    </style:style>
    <style:style style:name="Párrafo_20_de_20_lista" style:display-name="Párrafo de lista" style:family="paragraph" style:parent-style-name="Standard">
      <style:paragraph-properties fo:margin="100%" fo:margin-left="1.249cm" fo:margin-right="0cm" fo:margin-top="0cm" fo:margin-bottom="0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text-properties fo:font-size="16pt" style:font-size-asian="16pt" style:font-size-complex="16pt"/>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footer-left>
        <text:p text:style-name="MP1"><text:page-number text:select-page="current">12</text:page-number></text:p>
      </style:footer-left>
    </style:master-page>
    <style:master-page style:name="First_20_Page" style:display-name="First Page" style:page-layout-name="Mpm2" style:next-style-name="Standard">
      <style:footer>
        <text:p text:style-name="MP2">Año 2013</text:p>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Zamudio</meta:initial-creator>
    <meta:creation-date>2010-02-10T17:51:30</meta:creation-date>
    <meta:generator>LibreOffice/3.6$Windows_x86 LibreOffice_project/5b93205-6e6b3fc-7830f6d-c08ad66-1d9bf4</meta:generator>
    <dc:date>2013-03-01T11:04:45.09</dc:date>
    <meta:editing-duration>P1DT17H24M58S</meta:editing-duration>
    <meta:editing-cycles>159</meta:editing-cycles>
    <meta:print-date>2012-11-14T11:22:22.21</meta:print-date>
    <meta:document-statistic meta:table-count="0" meta:image-count="0" meta:object-count="0" meta:page-count="21" meta:paragraph-count="89" meta:word-count="2167" meta:character-count="14230" meta:non-whitespace-character-count="12123"/>
    <meta:user-defined meta:name="Información 1"/>
    <meta:user-defined meta:name="Información 2"/>
    <meta:user-defined meta:name="Información 3"/>
    <meta:user-defined meta:name="Información 4"/>
    <meta:user-defined meta:name="ZOTERO_PREF_1" meta:value-type="string">&lt;data data-version="3" zotero-version="3.0.14"&gt;&lt;session id="HEx7cBvB"/&gt;&lt;style id="http://www.zotero.org/styles/ieee" hasBibliography="1" bibliographyStyleHasBeenSet="1"/&gt;&lt;prefs&gt;&lt;pref name="fieldType" value="ReferenceMark"/&gt;&lt;pref name="storeReferences" val</meta:user-defined>
    <meta:user-defined meta:name="ZOTERO_PREF_2" meta:value-type="string">ue="true"/&gt;&lt;pref name="noteType" value="0"/&gt;&lt;/prefs&gt;&lt;/data&gt;</meta:user-defined>
  </office:meta>
</office:document-meta>
</file>